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18pt" style:font-size-asian="18pt" style:font-size-complex="18pt"/>
    </style:style>
    <style:style style:name="P7" style:family="paragraph">
      <loext:graphic-properties draw:fill-color="#ffffff"/>
      <style:text-properties fo:font-size="18pt" style:font-size-asian="18pt" style:font-size-complex="18pt"/>
    </style:style>
    <style:style style:name="P8" style:family="paragraph">
      <style:text-properties fo:font-size="20pt"/>
    </style:style>
    <style:style style:name="P9"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style:font-size-asian="20pt" style:font-size-complex="20pt"/>
    </style:style>
    <style:style style:name="T7" style:family="text">
      <style:text-properties fo:font-size="20pt" fo:font-style="italic" style:font-size-asian="20pt" style:font-style-asian="italic" style:font-size-complex="20pt" style:font-style-complex="italic"/>
    </style:style>
    <style:style style:name="T8" style:family="text">
      <style:text-properties fo:font-size="20pt" fo:font-style="normal" style:font-size-asian="20pt" style:font-style-asian="normal" style:font-size-complex="20pt" style:font-style-complex="normal"/>
    </style:style>
    <style:style style:name="T9"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3">
              <text:list-item>
                <text:p>Artificial intelligence strategies, specifically:</text:p>
                <text:list>
                  <text:list-item>
                    <text:p>Genetic programming</text:p>
                  </text:list-item>
                  <text:list-item>
                    <text:p>Linear genetic programming</text:p>
                  </text:list-item>
                </text:list>
              </text:list-item>
              <text:list-item>
                <text:p>Providing abstract syntax tree access in imperative languages for genetic programming</text:p>
              </text:list-item>
              <text:list-item>
                <text:p>Ecosystem fitness modeling in genetic programming</text:p>
              </text:list-item>
              <text:list-item>
                <text:p>Artificial neural networks</text:p>
              </text:list-item>
              <text:list-item>
                <text:p>Constrained conditional models, and their use in art</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draw:text-box>
              <text:p>These are the general areas of the topic that I will cover. First, I will discuss artificial intelligence strategies, specifically genetic programming and linear genetic programming. Second, I will discuss the possibility of providing abstract syntax tree access in imperative languages to facilitate genetic programming. I will also discuss ecosystem fitness modeling in genetic programming, artificial neural networks, and constrained conditional models, and the use of constrained conditional models in art.</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list text:style-name="L2">
                <text:list-item>
                  <text:p>There are a variety of techniques that are used to develop artificial intelligence.</text:p>
                </text:list-item>
                <text:list-item>
                  <text:p>One of these techniques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since artworks could be presented to humans for feedback, and the software could optimize it for the most positive feedback.</text:span></text:p>
                </text:list-item>
                <text:list-item>
                  <text:p>So, if you had a picture that the computer show,s then you could ask the person operating it, do you like this picture better or do you like the other picture better, and then you could take the traits of the artwork that the person likes more, and apply that to other artwork.</text:p>
                </text:list-item>
              </text:list>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Typically, genetic programming is applied to computer languages that give tree-structured models of software a first-class role in the language.</text:span></text:p>
                </text:list-item>
                <text:list-item>
                  <text:p text:style-name="P4"><text:span text:style-name="T6">That is because tree structures are easier to manipulate using software than just the free from source code that is often what is readily available and manipulated by the programmer with languages such as C and Python.</text:span></text:p>
                </text:list-item>
                <text:list-item>
                  <text:p text:style-name="P4"><text:span text:style-name="T6">Linear genetic programming extends the practices of genetic programming to applicability within languages following the </text:span><text:span text:style-name="T7">imperative</text:span><text:span text:style-name="T8"> software programming paradigm, such as C.</text:span></text:p>
                </text:list-item>
              </text:list>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8">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8">Such a language could make genetic programming easier to apply to imperative languages.</text:span></text:p>
                </text:list-item>
                <text:list-item>
                  <text:p text:style-name="P4"><text:span text:style-name="T8">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Determinism</text:p>
          </draw:text-box>
        </draw:frame>
        <draw:frame presentation:style-name="pr4" draw:layer="layout" svg:width="25.199cm" svg:height="12.179cm" svg:x="1.4cm" svg:y="4.914cm" presentation:class="outline" presentation:user-transformed="true">
          <draw:text-box>
            <text:list text:style-name="L3">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4.79cm" svg:x="2.1cm" svg:y="14.107cm" presentation:class="notes" presentation:user-transformed="true">
            <draw:text-box>
              <text:list text:style-name="L2">
                <text:list-item>
                  <text:p>A concept relevant to artificial intelligence is the use of <text:span text:style-name="T1">deterministic</text:span> versus <text:span text:style-name="T1">non-deterministic</text:span> systems.</text:p>
                </text:list-item>
                <text:list-item>
                  <text:p>A fully deterministic system would be, for example, a computer program saying “print letters from A to Z”. This is deterministic because every time it is executed, it produces the same result, and there is no effect upon it from input.</text:p>
                </text:list-item>
                <text:list-item>
                  <text:p>An input-deterministic system would be, for example, a computer program saying “print the letters given as input.” This is deterministic for a given input: if the letter “A” is given every time, the output will be “A” every time.</text:p>
                </text:list-item>
                <text:list-item>
                  <text:p>A non-deterministic system would be, for example, a computer program saying “50% of the time, randomly, print the letters given as input.” This is non-deterministic, because if the letter “A” is given every time, the output sometimes will be “A”, but sometimes there will be no output.</text:p>
                  <text:list>
                    <text:list-item>
                      <text:p>In a sense, non-deterministic systems are really input-deterministic for a deterministic source of entropy — if the digits of π are used as the only source of entropy, the entropy source simply becomes another input to the system.</text:p>
                    </text:list-item>
                  </text:list>
                </text:list-item>
              </text:list>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draw:text-box>
            <text:p>Applications of types of determinism</text:p>
          </draw:text-box>
        </draw:frame>
        <draw:frame presentation:style-name="pr4" draw:layer="layout" svg:width="25.199cm" svg:height="12.179cm" svg:x="1.4cm" svg:y="4.914cm" presentation:class="outline" presentation:user-transformed="true">
          <draw:text-box>
            <text:list text:style-name="L3">
              <text:list-item>
                <text:p>These different classes of determinism in software systems are useful in different contexts.</text:p>
              </text:list-item>
              <text:list-item>
                <text:p>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p>
              </text:list-item>
              <text:list-item>
                <text:p>An input-deterministic system is useful for general applications, and is much more flexible than a fully deterministic system. [Krawiec, 2016]</text:p>
              </text:list-item>
              <text:list-item>
                <text:p>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p>
              </text:list-item>
              <text:list-item>
                <text:p>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p>
              </text:list-item>
            </text:list>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825cm" svg:x="2.1cm" svg:y="14.107cm" presentation:class="notes" presentation:user-transformed="true">
            <draw:text-box>
              <text:list text:style-name="L2">
                <text:list-item>
                  <text:p text:style-name="P6"><text:span text:style-name="T9">These different classes of determinism in software systems are useful in different contexts.</text:span></text:p>
                </text:list-item>
                <text:list-item>
                  <text:p text:style-name="P6"><text:span text:style-name="T9">A fully deterministic system can be useful for storing, for instance, a regular set of data, such as “all the prime numbers from 1 to 100,000” — it probably would take less storage to describe a fully deterministic algorithm for printing those numbers than it would to store their values.</text:span></text:p>
                </text:list-item>
                <text:list-item>
                  <text:p text:style-name="P6"><text:span text:style-name="T9">An input-deterministic system is useful for general applications, and is much more flexible than a fully deterministic system. [Krawiec, 2016]</text:span></text:p>
                </text:list-item>
                <text:list-item>
                  <text:p text:style-name="P6"><text:span text:style-name="T9">Non-deterministic systems are particularly useful for some specialized applications, such as a software system that needs to clean out old entries from a cache regularly: if the cache-cleaning operation is expensive, it should only be done occasionally; to avoid needing to keep state over time for when to clean the cache, a random value could be used to decide when to clean it without having to either keep state or clean the cache on every run of the software.</text:span></text:p>
                </text:list-item>
                <text:list-item>
                  <text:p text:style-name="P6"><text:span text:style-name="T9">This distinction is important to consider in the development of artificial intelligence systems, as introducing nondeterminism in the form of randomness into a system will make it less able to produce meaningful, regular results. Consequently, I believe that it is preferable to make artificial intelligence systems input-deterministic, in general.</text:span></text:p>
                </text:list-item>
              </text:list>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Krawiec, Krzysztof. </text:span><text:span text:style-name="T1">Behavioral Program Synthesis with Genetic Programming</text:span><text:span text:style-name="T2">, Springer, 2016.</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user-transformed="true">
            <draw:text-box>
              <text:p text:style-name="P8">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9:40:19.899243156</dc:date>
    <meta:editing-duration>PT4H2M47S</meta:editing-duration>
    <meta:editing-cycles>44</meta:editing-cycles>
    <meta:document-statistic meta:object-count="69"/>
  </office:meta>
</office:document-meta>
</file>